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color="#000000" loext:opacity="100%" officeooo:paragraph-rsid="00155a73" fo:background-color="transparent"/>
    </style:style>
    <style:style style:name="P2" style:family="paragraph" style:parent-style-name="Horizontal_20_Line">
      <style:text-properties fo:color="#000000" loext:opacity="100%" officeooo:paragraph-rsid="00155a73" fo:background-color="transparent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color="#000000" loext:opacity="100%" officeooo:paragraph-rsid="00155a73" fo:background-color="transparent"/>
    </style:style>
    <style:style style:name="P4" style:family="paragraph" style:parent-style-name="Heading_20_3">
      <style:text-properties fo:color="#000000" loext:opacity="100%" fo:font-size="14pt" fo:font-weight="bold" officeooo:rsid="0012b608" officeooo:paragraph-rsid="00155a73" fo:background-color="transparent" style:font-size-asian="14pt" style:font-size-complex="14pt" loext:padding="0in" loext:border="none"/>
    </style:style>
    <style:style style:name="P5" style:family="paragraph" style:parent-style-name="Heading_20_4">
      <style:paragraph-properties fo:margin-left="0in" fo:margin-right="0in" fo:text-indent="0in" style:auto-text-indent="false"/>
      <style:text-properties officeooo:paragraph-rsid="00155a73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  <style:text-properties fo:color="#000000" loext:opacity="100%" officeooo:paragraph-rsid="00155a73" fo:background-color="transparent"/>
    </style:style>
    <style:style style:name="P7" style:family="paragraph" style:parent-style-name="Text_20_body" style:list-style-name="L1">
      <style:paragraph-properties fo:margin-left="0in" fo:margin-right="0in" fo:text-indent="0in" style:auto-text-indent="false"/>
      <style:text-properties fo:color="#000000" loext:opacity="100%" officeooo:paragraph-rsid="00155a73" fo:background-color="transparent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  <style:text-properties fo:color="#000000" loext:opacity="100%" officeooo:paragraph-rsid="00155a73" fo:background-color="transparent"/>
    </style:style>
    <style:style style:name="T1" style:family="text">
      <style:text-properties fo:font-style="italic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color="#000000" loext:opacity="100%" officeooo:rsid="00155a73" fo:background-color="transparent" loext:char-shading-value="0"/>
    </style:style>
    <style:style style:name="T4" style:family="text">
      <style:text-properties fo:color="#000000" loext:opacity="100%" officeooo:rsid="00191964" fo:background-color="transparent" loext:char-shading-value="0"/>
    </style:style>
    <style:style style:name="T5" style:family="text">
      <style:text-properties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color="#000000" loext:opacity="100%" fo:font-style="italic" fo:background-color="transparent" loext:char-shading-value="0"/>
    </style:style>
    <style:style style:name="T7" style:family="text">
      <style:text-properties officeooo:rsid="00155a73"/>
    </style:style>
    <style:style style:name="T8" style:family="text">
      <style:text-properties officeooo:rsid="00169e9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Yabsera Bogale Software Developer</text:h>
      <text:h text:style-name="P1" text:outline-level="4">Education</text:h>
      <text:p text:style-name="P2"/>
      <text:p text:style-name="P3">2021 - 2025 Bachelor of Computer Science, St.Mary's University <text:span text:style-name="T1">C.G.P.A: 3.54</text:span></text:p>
      <text:h text:style-name="P1" text:outline-level="4">Personal Info</text:h>
      <text:p text:style-name="P2"/>
      <text:p text:style-name="P3">Experienced Software Developer with a strong foundation in Programming and Building application. Proficient in Python, Javascript and Dotnet, with practical experience in building automation tools, including bots that integrate with platforms like Telegram. </text:p>
      <text:p text:style-name="P3">Passionate about developing secure and efficient solutions, with a proven track record in implementing features that optimize user experience and system performance. </text:p>
      <text:p text:style-name="P3">Skilled in <text:span text:style-name="T7">communication</text:span>, applying problem-solving skills, and staying updated with the latest tech trends. </text:p>
      <text:h text:style-name="P1" text:outline-level="4">Skills</text:h>
      <text:p text:style-name="P2"/>
      <text:list text:style-name="L1">
        <text:list-header>
          <text:p text:style-name="P6">Python <text:tab/> <text:s/>HTML And CSS </text:p>
          <text:p text:style-name="P6">JavaScript <text:s text:c="8"/>Node and Flask </text:p>
          <text:p text:style-name="P6">Java <text:s text:c="17"/>Linux <text:span text:style-name="T8">and Git</text:span></text:p>
          <text:p text:style-name="P7">Dotnet <text:s text:c="13"/>MySQL And PostgreSQL </text:p>
        </text:list-header>
      </text:list>
      <text:h text:style-name="P1" text:outline-level="4">Experience </text:h>
      <text:p text:style-name="P2"/>
      <text:h text:style-name="P5" text:outline-level="4"><text:span text:style-name="T3">Inter </text:span><text:span text:style-name="T2">Junior </text:span><text:span text:style-name="T4">Python </text:span><text:span text:style-name="T2">Software Developer </text:span><text:a xlink:type="simple" xlink:href="https://www.fri-el-ethiopia.com/" text:style-name="Internet_20_link" text:visited-style-name="Visited_20_Internet_20_Link"><text:span text:style-name="T5">FriEL Ethiopia </text:span></text:a><text:span text:style-name="T6">Jan 2024 - Present</text:span></text:h>
      <text:p text:style-name="P3">Developing many system for making the production and processing of agr-products easy. Currently building a system where it makes the process of handing vehicle easy for the drivers and mechanic.</text:p>
      <text:h text:style-name="P5" text:outline-level="4"><text:span text:style-name="T2">Junior Software Developer </text:span><text:a xlink:type="simple" xlink:href="https://github.com/YabseraBogale/Project-M/tree/main/golab/sendmail" text:style-name="Internet_20_link" text:visited-style-name="Visited_20_Internet_20_Link"><text:span text:style-name="T5">Resume Deliver</text:span></text:a></text:h>
      <text:p text:style-name="P3">An email delivering system where new graduates deliver their resume to companies and recruiters. And these is one of the application I am using to send my resume. </text:p>
      <text:h text:style-name="P5" text:outline-level="4"><text:span text:style-name="T2">Junior Backend Developer </text:span><text:a xlink:type="simple" xlink:href="../github/dart/sendemail/index.html" text:style-name="Internet_20_link" text:visited-style-name="Visited_20_Internet_20_Link"><text:span text:style-name="T5">Addis Chereta</text:span></text:a></text:h>
      <text:p text:style-name="P3">Web based Auction system that allows sellers and buyers to sell their items, item tracking,bidding and cash processing.</text:p>
      <text:h text:style-name="P1" text:outline-level="4">Contact</text:h>
      <text:p text:style-name="P2"/>
      <text:list text:style-name="L2">
        <text:list-header>
          <text:p text:style-name="P8">Email: yabserapython@gmail <text:s/><text:tab/><text:tab/>Phone number: +251920201161 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2:49:58.616824336</meta:creation-date>
    <dc:date>2024-11-13T13:05:36.108077509</dc:date>
    <meta:editing-duration>PT13M20S</meta:editing-duration>
    <meta:editing-cycles>6</meta:editing-cycles>
    <meta:generator>LibreOffice/24.2.6.2$Linux_X86_64 LibreOffice_project/420$Build-2</meta:generator>
    <meta:print-date>2024-11-13T13:04:38.888446975</meta:print-date>
    <meta:printed-by>PDF files</meta:printed-by>
    <meta:document-statistic meta:table-count="0" meta:image-count="0" meta:object-count="0" meta:page-count="1" meta:paragraph-count="21" meta:word-count="213" meta:character-count="1509" meta:non-whitespace-character-count="1269"/>
  </office:meta>
</office:document-meta>
</file>